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3" style:family="paragraph" style:parent-style-name="Standard" style:list-style-name="">
      <style:paragraph-properties style:text-autospace="none"/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P4" style:family="paragraph" style:parent-style-name="Standard" style:list-style-name="">
      <style:paragraph-properties style:text-autospace="none"/>
      <style:text-properties fo:color="#bf0000" style:font-name="Lucida Console" fo:font-size="9pt" style:font-name-asian="Lucida Console" style:font-size-asian="9pt" style:font-name-complex="Lucida Console" style:font-size-complex="9pt"/>
    </style:style>
    <style:style style:name="T1" style:family="text"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T2" style:family="text">
      <style:text-properties fo:color="#bf00bf" style:font-name="Lucida Console" fo:font-size="9pt" style:font-name-asian="Lucida Console" style:font-size-asian="9pt" style:font-name-complex="Lucida Console" style:font-size-complex="9pt"/>
    </style:style>
    <style:style style:name="T3" style:family="text"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T4" style:family="text">
      <style:text-properties fo:color="#00bfbf" style:font-name="Lucida Console" fo:font-size="9pt" style:font-name-asian="Lucida Console" style:font-size-asian="9pt" style:font-name-complex="Lucida Console" style:font-size-complex="9pt"/>
    </style:style>
    <style:style style:name="T5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6" style:family="text">
      <style:text-properties fo:color="#bf0000" style:font-name="Lucida Console" fo:font-size="9pt" style:font-name-asian="Lucida Console" style:font-size-asian="9pt" style:font-name-complex="Lucida Console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NanaPa@LAPTOP-SU1HNRGN </text:span><text:span text:style-name="T2">MINGW64 </text:span><text:span text:style-name="T3">/</text:span></text:p>
      <text:p text:style-name="P2">$ cd</text:p>
      <text:p text:style-name="P2"/>
      <text:p text:style-name="P1"><text:span text:style-name="T1">NanaPa@LAPTOP-SU1HNRGN </text:span><text:span text:style-name="T2">MINGW64 </text:span><text:span text:style-name="T3">~</text:span></text:p>
      <text:p text:style-name="P2">$ cd jimruns.github.io</text:p>
      <text:p text:style-name="P2"/>
      <text:p text:style-name="P1"><text:span text:style-name="T1">NanaPa@LAPTOP-SU1HNRGN </text:span><text:span text:style-name="T2">MINGW64 </text:span><text:span text:style-name="T3">~/jimruns.github.io</text:span><text:span text:style-name="T4"> (master)</text:span></text:p>
      <text:p text:style-name="P2">$ git status</text:p>
      <text:p text:style-name="P2">On branch master</text:p>
      <text:p text:style-name="P2">Your branch is up-to-date with 'origin/master'.</text:p>
      <text:p text:style-name="P2">Changes to be committed:</text:p>
      <text:p text:style-name="P2"><text:s text:c="2"/>(use "git reset HEAD &lt;file&gt;..." to unstage)</text:p>
      <text:p text:style-name="P2"/>
      <text:p text:style-name="P1"><text:span text:style-name="T5"><text:s text:c="8"/></text:span><text:span text:style-name="T1">modified: <text:s text:c="2"/>LICENSE.txt</text:span></text:p>
      <text:p text:style-name="P1"><text:span text:style-name="T5"><text:s text:c="8"/></text:span><text:span text:style-name="T1">modified: <text:s text:c="2"/>README.txt</text:span></text:p>
      <text:p text:style-name="P1"><text:span text:style-name="T5"><text:s text:c="8"/></text:span><text:span text:style-name="T1">modified: <text:s text:c="2"/>assets/css/images/close.svg</text:span></text:p>
      <text:p text:style-name="P1"><text:span text:style-name="T5"><text:s text:c="8"/></text:span><text:span text:style-name="T1">modified: <text:s text:c="2"/>assets/js/ie/backgroundsize.min.htc</text:span></text:p>
      <text:p text:style-name="P1"><text:span text:style-name="T5"><text:s text:c="7"/></text:span><text:span text:style-name="T1">….</text:span></text:p>
      <text:p text:style-name="P1"><text:span text:style-name="T5"><text:s text:c="8"/></text:span><text:span text:style-name="T1">modified: <text:s text:c="2"/>assets/sass/main.scss</text:span></text:p>
      <text:p text:style-name="P1"><text:span text:style-name="T5"><text:s text:c="8"/></text:span><text:span text:style-name="T1">modified: <text:s text:c="2"/>elements.html</text:span></text:p>
      <text:p text:style-name="P1"><text:span text:style-name="T5"><text:s text:c="8"/></text:span><text:span text:style-name="T1">modified: <text:s text:c="2"/>generic.html</text:span></text:p>
      <text:p text:style-name="P1"><text:span text:style-name="T5"><text:s text:c="8"/></text:span><text:span text:style-name="T1">modified: <text:s text:c="2"/>index.html</text:span></text:p>
      <text:p text:style-name="P3"/>
      <text:p text:style-name="P2">Changes not staged for commit:</text:p>
      <text:p text:style-name="P2"><text:s text:c="2"/>(use "git add &lt;file&gt;..." to update what will be committed)</text:p>
      <text:p text:style-name="P2"><text:s text:c="2"/>(use "git checkout -- &lt;file&gt;..." to discard changes in working directory)</text:p>
      <text:p text:style-name="P2"/>
      <text:p text:style-name="P1"><text:span text:style-name="T5"><text:s text:c="8"/></text:span><text:span text:style-name="T6">modified: <text:s text:c="2"/>RunningLog2017A.pdf</text:span></text:p>
      <text:p text:style-name="P1"><text:span text:style-name="T5"><text:s text:c="8"/></text:span><text:span text:style-name="T6">modified: <text:s text:c="2"/>UsefulDocuments/RunningLog/LogStartingMarch11_2017/RunningLog2017A.odt</text:span></text:p>
      <text:p text:style-name="P1"><text:span text:style-name="T5"><text:s text:c="8"/></text:span><text:span text:style-name="T6">modified: <text:s text:c="2"/>UsefulDocuments/RunningLog/LogStartingMarch11_2017/RunningLogStartingMarch11_2017.odt</text:span></text:p>
      <text:p text:style-name="P4"/>
      <text:p text:style-name="P2">Untracked files:</text:p>
      <text:p text:style-name="P2"><text:s text:c="2"/>(use "git add &lt;file&gt;..." to include in what will be committed)</text:p>
      <text:p text:style-name="P2"/>
      <text:p text:style-name="P1"><text:span text:style-name="T5"><text:s text:c="8"/></text:span><text:span text:style-name="T6">UsefulDocuments/RunningLog/LogStartingMarch11_2017/court jester.odt</text:span></text:p>
      <text:p text:style-name="P4"/>
      <text:p text:style-name="P4"/>
      <text:p text:style-name="P1"><text:span text:style-name="T1">NanaPa@LAPTOP-SU1HNRGN </text:span><text:span text:style-name="T2">MINGW64 </text:span><text:span text:style-name="T3">~/jimruns.github.io</text:span><text:span text:style-name="T4"> (master)</text:span></text:p>
      <text:p text:style-name="P2">$ git add RunningLog2017A.pdf</text:p>
      <text:p text:style-name="P2"/>
      <text:p text:style-name="P1"><text:span text:style-name="T1">NanaPa@LAPTOP-SU1HNRGN </text:span><text:span text:style-name="T2">MINGW64 </text:span><text:span text:style-name="T3">~/jimruns.github.io</text:span><text:span text:style-name="T4"> (master)</text:span></text:p>
      <text:p text:style-name="P2">$ git add UsefulDocuments/RunningLog/LogStartingMarch11_2017/RunningLog2017A.odt</text:p>
      <text:p text:style-name="P2"/>
      <text:p text:style-name="P1"><text:span text:style-name="T1">NanaPa@LAPTOP-SU1HNRGN </text:span><text:span text:style-name="T2">MINGW64 </text:span><text:span text:style-name="T3">~/jimruns.github.io</text:span><text:span text:style-name="T4"> (master)</text:span></text:p>
      <text:p text:style-name="P2">$ git add UsefulDocuments/RunningLog/LogStartingMarch11_2017/RunningLogStartingMarch11_2017.odt</text:p>
      <text:p text:style-name="P2"/>
      <text:p text:style-name="P1"><text:span text:style-name="T1">NanaPa@LAPTOP-SU1HNRGN </text:span><text:span text:style-name="T2">MINGW64 </text:span><text:span text:style-name="T3">~/jimruns.github.io</text:span><text:span text:style-name="T4"> (master)</text:span></text:p>
      <text:p text:style-name="P2">$ git status</text:p>
      <text:p text:style-name="P2">On branch master</text:p>
      <text:p text:style-name="P2">Your branch is up-to-date with 'origin/master'.</text:p>
      <text:p text:style-name="P2">Changes to be committed:</text:p>
      <text:p text:style-name="P2"><text:s text:c="2"/>(use "git reset HEAD &lt;file&gt;..." to unstage)</text:p>
      <text:p text:style-name="P2"/>
      <text:p text:style-name="P1"><text:span text:style-name="T5"><text:s text:c="8"/></text:span><text:span text:style-name="T1">modified: <text:s text:c="2"/>LICENSE.txt</text:span></text:p>
      <text:p text:style-name="P1"><text:span text:style-name="T5"><text:s text:c="8"/></text:span><text:span text:style-name="T1">modified: <text:s text:c="2"/>README.txt</text:span></text:p>
      <text:p text:style-name="P1"><text:span text:style-name="T5"><text:s text:c="8"/></text:span><text:span text:style-name="T1">modified: <text:s text:c="2"/>RunningLog2017A.pdf</text:span></text:p>
      <text:p text:style-name="P1"><text:span text:style-name="T5"><text:s text:c="8"/></text:span><text:span text:style-name="T1">modified: <text:s text:c="2"/>UsefulDocuments/RunningLog/LogStartingMarch11_2017/RunningLog2017A.odt</text:span></text:p>
      <text:p text:style-name="P1"><text:span text:style-name="T5"><text:s text:c="8"/></text:span><text:span text:style-name="T1">modified: <text:s text:c="2"/>UsefulDocuments/RunningLog/LogStartingMarch11_2017/RunningLogStartingMarch11_2017.odt</text:span></text:p>
      <text:p text:style-name="P1"><text:span text:style-name="T5"><text:s text:c="8"/></text:span><text:span text:style-name="T1">modified: <text:s text:c="2"/>assets/css/images/close.svg</text:span></text:p>
      <text:p text:style-name="P1"><text:span text:style-name="T5"><text:s text:c="8"/></text:span><text:span text:style-name="T1">modified: <text:s text:c="2"/>assets/js/ie/backgroundsize.min.htc</text:span></text:p>
      <text:p text:style-name="P1"><text:span text:style-name="T5"><text:s text:c="8"/></text:span><text:span text:style-name="T1">modified: <text:s text:c="2"/>assets/js/jquery.scrollex.min.js</text:span></text:p>
      <text:p text:style-name="P1"><text:span text:style-name="T5"><text:s text:c="8"/></text:span><text:span text:style-name="T1">….....</text:span></text:p>
      <text:p text:style-name="P1"><text:span text:style-name="T5"><text:s text:c="8"/></text:span><text:span text:style-name="T1">modified: <text:s text:c="2"/>generic.html</text:span></text:p>
      <text:p text:style-name="P1"><text:span text:style-name="T5"><text:s text:c="8"/></text:span><text:span text:style-name="T1">modified: <text:s text:c="2"/>index.html</text:span></text:p>
      <text:p text:style-name="P3"/>
      <text:p text:style-name="P2">Untracked files:</text:p>
      <text:p text:style-name="P2"><text:s text:c="2"/>(use "git add &lt;file&gt;..." to include in what will be committed)</text:p>
      <text:p text:style-name="P2"/>
      <text:p text:style-name="P1"><text:span text:style-name="T5"><text:s text:c="8"/></text:span><text:span text:style-name="T6">UsefulDocuments/RunningLog/LogStartingMarch11_2017/court jester.odt</text:span></text:p>
      <text:p text:style-name="P4"/>
      <text:p text:style-name="P4"><text:soft-page-break/></text:p>
      <text:p text:style-name="P1"><text:span text:style-name="T1">NanaPa@LAPTOP-SU1HNRGN </text:span><text:span text:style-name="T2">MINGW64 </text:span><text:span text:style-name="T3">~/jimruns.github.io</text:span><text:span text:style-name="T4"> (master)</text:span></text:p>
      <text:p text:style-name="P2">$ git commit . -m "5 24 17"</text:p>
      <text:p text:style-name="P2">[master c58afc2] 5 24 17</text:p>
      <text:p text:style-name="P2"><text:s/>3 files changed, 0 insertions(+), 0 deletions(-)</text:p>
      <text:p text:style-name="P2"/>
      <text:p text:style-name="P1"><text:span text:style-name="T1">NanaPa@LAPTOP-SU1HNRGN </text:span><text:span text:style-name="T2">MINGW64 </text:span><text:span text:style-name="T3">~/jimruns.github.io</text:span><text:span text:style-name="T4"> (master)</text:span></text:p>
      <text:p text:style-name="P2">$ git push</text:p>
      <text:p text:style-name="P2">Counting objects: 8, done.</text:p>
      <text:p text:style-name="P2">Delta compression using up to 4 threads.</text:p>
      <text:p text:style-name="P2">Compressing objects: 100% (8/8), done.</text:p>
      <text:p text:style-name="P2">Writing objects: 100% (8/8), 9.54 KiB | 0 bytes/s, done.</text:p>
      <text:p text:style-name="P2">Total 8 (delta 6), reused 0 (delta 0)</text:p>
      <text:p text:style-name="P2">remote: Resolving deltas: 100% (6/6), completed with 5 local objects.</text:p>
      <text:p text:style-name="P2">To https://github.com/jimruns/jimruns.github.io.git</text:p>
      <text:p text:style-name="P2"><text:s text:c="3"/>49919ef..c58afc2 <text:s/>master -&gt; master</text:p>
      <text:p text:style-name="P2"/>
      <text:p text:style-name="P1"><text:span text:style-name="T1">NanaPa@LAPTOP-SU1HNRGN </text:span><text:span text:style-name="T2">MINGW64 </text:span><text:span text:style-name="T3">~/jimruns.github.io</text:span><text:span text:style-name="T4"> (master)</text:span></text:p>
      <text:p text:style-name="P2">$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5-24T20:56:20.75</meta:creation-date>
    <meta:document-statistic meta:table-count="0" meta:image-count="0" meta:object-count="0" meta:page-count="2" meta:paragraph-count="70" meta:word-count="277" meta:character-count="3061"/>
    <dc:date>2017-05-24T20:58:26.14</dc:date>
    <dc:creator>James Lombardi</dc:creator>
    <meta:editing-duration>PT2M5S</meta:editing-duration>
    <meta:editing-cycles>1</meta:editing-cycles>
    <meta:generator>OpenOffice/4.1.2$Win32 OpenOffice.org_project/412m3$Build-9782</meta:generator>
  </office:meta>
</office:document-meta>
</file>